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officeooo:rsid="01908d54" officeooo:paragraph-rsid="01908d54"/>
    </style:style>
    <style:style style:name="P44" style:family="paragraph" style:parent-style-name="Standard">
      <style:paragraph-properties fo:text-align="center" style:justify-single-word="false"/>
      <style:text-properties officeooo:paragraph-rsid="00e83838"/>
    </style:style>
    <style:style style:name="P45" style:family="paragraph" style:parent-style-name="Standard">
      <style:text-properties officeooo:rsid="01df08d9" officeooo:paragraph-rsid="01df08d9"/>
    </style:style>
    <style:style style:name="P46" style:family="paragraph" style:parent-style-name="Standard">
      <style:text-properties officeooo:rsid="0132fdfc" officeooo:paragraph-rsid="00e83838"/>
    </style:style>
    <style:style style:name="P47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Liberation Serif" officeooo:rsid="0110dbd7" officeooo:paragraph-rsid="0110dbd7"/>
    </style:style>
    <style:style style:name="P4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1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2" style:family="paragraph" style:parent-style-name="Text_20_body">
      <style:text-properties fo:color="#000000"/>
    </style:style>
    <style:style style:name="P53" style:family="paragraph" style:parent-style-name="Text_20_body">
      <style:text-properties fo:color="#000000" officeooo:rsid="01ab5dee"/>
    </style:style>
    <style:style style:name="P54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5" style:family="paragraph" style:parent-style-name="Text_20_body">
      <style:text-properties officeooo:rsid="01be1f82"/>
    </style:style>
    <style:style style:name="P56" style:family="paragraph" style:parent-style-name="Text_20_body">
      <style:text-properties officeooo:rsid="01e5fa1e" officeooo:paragraph-rsid="01e5fa1e"/>
    </style:style>
    <style:style style:name="P57" style:family="paragraph" style:parent-style-name="Text_20_body">
      <style:text-properties officeooo:paragraph-rsid="01e5fa1e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eac826" style:font-weight-asian="bold" style:font-weight-complex="bold"/>
    </style:style>
    <style:style style:name="T20" style:family="text">
      <style:text-properties fo:font-weight="bold" officeooo:rsid="01e5fa1e" style:font-weight-asian="bold" style:font-weight-complex="bold"/>
    </style:style>
    <style:style style:name="T21" style:family="text">
      <style:text-properties officeooo:rsid="0174472e"/>
    </style:style>
    <style:style style:name="T22" style:family="text">
      <style:text-properties officeooo:rsid="01b506c8"/>
    </style:style>
    <style:style style:name="T23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4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6" style:family="text">
      <style:text-properties style:font-size-asian="14pt" style:font-weight-asian="bold" style:font-size-complex="14pt" style:font-weight-complex="bold"/>
    </style:style>
    <style:style style:name="T27" style:family="text">
      <style:text-properties officeooo:rsid="018e6d76" style:font-size-asian="14pt" style:font-weight-asian="bold" style:font-size-complex="14pt" style:font-weight-complex="bold"/>
    </style:style>
    <style:style style:name="T28" style:family="text">
      <style:text-properties officeooo:rsid="01eb37ab"/>
    </style:style>
    <style:style style:name="T29" style:family="text">
      <style:text-properties officeooo:rsid="01eb9f86"/>
    </style:style>
    <style:style style:name="T30" style:family="text">
      <style:text-properties officeooo:rsid="01ecd938"/>
    </style:style>
    <style:style style:name="T31" style:family="text">
      <style:text-properties officeooo:rsid="01ed29ec"/>
    </style:style>
    <style:style style:name="T32" style:family="text">
      <style:text-properties officeooo:rsid="01eee78f"/>
    </style:style>
    <style:style style:name="T33" style:family="text">
      <style:text-properties officeooo:rsid="01f073d7"/>
    </style:style>
    <style:style style:name="T34" style:family="text">
      <style:text-properties officeooo:rsid="01f1074f"/>
    </style:style>
    <style:style style:name="T35" style:family="text">
      <style:text-properties officeooo:rsid="01f219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3">F</text:span><text:span text:style-name="T24">P: SAM</text:span><text:span text:style-name="T25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2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8">rosnode cleanup</text:p>
      <text:p text:style-name="P39"/>
      <text:p text:style-name="P40">ifconfig</text:p>
      <text:p text:style-name="P37">export ROS_MASTER_URI=http://192.168.1.200:11311 <text:span text:style-name="T21">\</text:span></text:p>
      <text:p text:style-name="P48"><text:span text:style-name="T3">export ROS_IP=10.68.0.1</text:span><text:span text:style-name="T4">31</text:span></text:p>
      <text:p text:style-name="P49">export ROS_IP=192.168.1.103</text:p>
      <text:p text:style-name="P51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5">rostopic echo /test_topic</text:p>
      <text:p text:style-name="P2"/>
      <text:p text:style-name="P2"/>
      <text:p text:style-name="P19">rqt &amp; rosbag: </text:p>
      <text:p text:style-name="P16">rqt_topic</text:p>
      <text:p text:style-name="P43">rqt_graph</text:p>
      <text:p text:style-name="P32">rqt_bag</text:p>
      <text:p text:style-name="P4">rosbag play -l <text:span text:style-name="T16">&lt;filename.</text:span>bag<text:span text:style-name="T16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4">ros/fp_workspace/</text:span>:/<text:span text:style-name="T29">root/catkin</text:span>_ws \</text:p>
      <text:p text:style-name="P1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30">clip_container</text:span><text:span text:style-name="T6"> </text:span><text:span text:style-name="T7">\</text:span></text:p>
      <text:p text:style-name="P14"><text:span text:style-name="T5"><text:s text:c="4"/></text:span><text:span text:style-name="T11">foode258/</text:span><text:span text:style-name="T31">clip_</text:span><text:span text:style-name="T32">ros_</text:span><text:span text:style-name="T31">image:</text:span><text:span text:style-name="T35">env</text:span></text:p>
      <text:p text:style-name="P8"/>
      <text:p text:style-name="P8"/>
      <text:p text:style-name="P46"/>
      <text:p text:style-name="P47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8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7">rostopics</text:span><text:span text:style-name="T26">:</text:span></text:p>
      <text:p text:style-name="P42"/>
      <text:p text:style-name="P41">rosrun map_server map_server src/carry_my_luggage/ics_map/map.yaml</text:p>
      <text:p text:style-name="P42"/>
      <text:p text:style-name="P50">rosrun rviz rviz -d'rospack find tiago_2dnav'/config/rviz/navigation.rviz</text:p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<text:soft-page-break/>10 frame, prompt: a man, a item</text:p>
      <text:p text:style-name="P52">[INFO] [1744077186.771581]: <text:s text:c="2"/>1. Segment ID: 3, a man with score: 34.7014</text:p>
      <text:p text:style-name="P52">[INFO] [1744077186.772458]: <text:s text:c="7"/>a man: 91.43%</text:p>
      <text:p text:style-name="P52">[INFO] [1744077196.153245]: <text:s text:c="2"/>1. Segment ID: 2, a man with score: 34.0750</text:p>
      <text:p text:style-name="P52">[INFO] [1744077196.154264]: <text:s text:c="7"/>a man: 93.97%</text:p>
      <text:p text:style-name="P52">[INFO] [1744077205.683417]: <text:s text:c="2"/>1. Segment ID: 2, a man with score: 34.6753</text:p>
      <text:p text:style-name="P52">[INFO] [1744077205.684291]: <text:s text:c="7"/>a man: 95.96%</text:p>
      <text:p text:style-name="P52">[INFO] [1744077215.663289]: <text:s text:c="2"/>1. Segment ID: 2, a man with score: 34.4829</text:p>
      <text:p text:style-name="P52">[INFO] [1744077215.664141]: <text:s text:c="7"/>a man: 89.67%</text:p>
      <text:p text:style-name="P52">[INFO] [1744077225.649540]: <text:s text:c="2"/>1. Segment ID: 1, a man with score: 34.7324</text:p>
      <text:p text:style-name="P52">[INFO] [1744077225.650913]: <text:s text:c="7"/>a man: 76.97%</text:p>
      <text:p text:style-name="P52">[INFO] [1744077235.150981]: <text:s text:c="2"/>1. Segment ID: 1, a man with score: 34.6093</text:p>
      <text:p text:style-name="P52">[INFO] [1744077235.151912]: <text:s text:c="7"/>a man: 82.04%</text:p>
      <text:p text:style-name="P52">[INFO] [1744077245.155575]: <text:s text:c="2"/>1. Segment ID: 2, a man with score: 35.6312</text:p>
      <text:p text:style-name="P52">[INFO] [1744077245.156495]: <text:s text:c="7"/>a man: 93.79%</text:p>
      <text:p text:style-name="P52">[INFO] [1744077255.147438]: <text:s text:c="2"/>1. Segment ID: 3, a man with score: 35.3322</text:p>
      <text:p text:style-name="P52">[INFO] [1744077255.148337]: <text:s text:c="7"/>a man: 86.00%</text:p>
      <text:p text:style-name="P52">[INFO] [1744077265.193470]: <text:s text:c="2"/>1. Segment ID: 1, a man with score: 35.8976</text:p>
      <text:p text:style-name="P52">[INFO] [1744077265.194331]: <text:s text:c="7"/>a man: 91.81%</text:p>
      <text:p text:style-name="P52">[INFO] [1744077275.161217]: <text:s text:c="2"/>1. Segment ID: 1, a man with score: 36.7214</text:p>
      <text:p text:style-name="P52">[INFO] [1744077275.162279]: <text:s text:c="7"/>a man: 91.10%</text:p>
      <text:p text:style-name="P52"/>
      <text:p text:style-name="P52"/>
      <text:p text:style-name="P52"/>
      <text:p text:style-name="P52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<text:span text:style-name="T20">10 frame</text:span><text:span text:style-name="T19">y</text:span><text:span text:style-name="T20"> prompt: a man pointing at something, a item</text:span></text:p>
      <text:p text:style-name="P56">[INFO] [1744077744.901542]: <text:s text:c="2"/>1. Segment ID: 3, a man pointing at something with score: 30.7362</text:p>
      <text:p text:style-name="P56">[INFO] [1744077744.902475]: <text:s text:c="7"/>a man pointing at something: 16.83%</text:p>
      <text:p text:style-name="P56">[INFO] [1744077754.805383]: <text:s text:c="2"/>1. Segment ID: 2, a man pointing at something with score: 29.3422</text:p>
      <text:p text:style-name="P56">[INFO] [1744077754.806393]: <text:s text:c="7"/>a man pointing at something: 12.05%</text:p>
      <text:p text:style-name="P56">[INFO] [1744077764.297175]: <text:s text:c="2"/>1. Segment ID: 2, a man pointing at something with score: 29.0913</text:p>
      <text:p text:style-name="P56">[INFO] [1744077764.298575]: <text:s text:c="7"/>a man pointing at something: 8.19%</text:p>
      <text:p text:style-name="P56">[INFO] [1744077774.299863]: <text:s text:c="2"/>1. Segment ID: 2, a man pointing at something with score: 30.0877</text:p>
      <text:p text:style-name="P56">[INFO] [1744077774.301028]: <text:s text:c="7"/>a man pointing at something: 9.68%</text:p>
      <text:p text:style-name="P56">[INFO] [1744077783.811973]: <text:s text:c="2"/>1. Segment ID: 1, a man pointing at something with score: 30.5471</text:p>
      <text:p text:style-name="P56">[INFO] [1744077783.812790]: <text:s text:c="7"/>a man pointing at something: 4.84%</text:p>
      <text:p text:style-name="P56">[INFO] [1744077793.808045]: <text:s text:c="2"/>1. Segment ID: 1, a man pointing at something with score: 29.9969</text:p>
      <text:p text:style-name="P56">[INFO] [1744077793.808773]: <text:s text:c="7"/>a man pointing at something: 4.34%</text:p>
      <text:p text:style-name="P56">[INFO] [1744077803.809191]: <text:s text:c="2"/>1. Segment ID: 2, a man pointing at something with score: 29.9552</text:p>
      <text:p text:style-name="P56">[INFO] [1744077803.809932]: <text:s text:c="7"/>a man pointing at something: 4.92%</text:p>
      <text:p text:style-name="P56">[INFO] [1744077813.799627]: <text:s text:c="2"/>1. Segment ID: 3, a man pointing at something with score: 30.2254</text:p>
      <text:p text:style-name="P56">[INFO] [1744077813.800752]: <text:s text:c="7"/>a man pointing at something: 3.59%</text:p>
      <text:p text:style-name="P56">[INFO] [1744077823.323628]: <text:s text:c="2"/>1. Segment ID: 1, a man pointing at something with score: 29.9361</text:p>
      <text:p text:style-name="P56">[INFO] [1744077823.324425]: <text:s text:c="7"/>a man pointing at something: 2.81%</text:p>
      <text:p text:style-name="P56">[INFO] [1744077833.297110]: <text:s text:c="2"/>1. Segment ID: 1, a man pointing at something with score: 31.1780</text:p>
      <text:p text:style-name="P56">[INFO] [1744077833.297954]: <text:s text:c="7"/>a man pointing at something: 3.85%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13T19:07:30.114329576</dc:date>
    <meta:editing-duration>P5DT5H44M49S</meta:editing-duration>
    <meta:editing-cycles>335</meta:editing-cycles>
    <meta:generator>LibreOffice/6.4.7.2$Linux_X86_64 LibreOffice_project/40$Build-2</meta:generator>
    <meta:document-statistic meta:table-count="0" meta:image-count="0" meta:object-count="0" meta:page-count="5" meta:paragraph-count="95" meta:word-count="567" meta:character-count="4624" meta:non-whitespace-character-count="3930"/>
  </office:meta>
</office:document-meta>
</file>